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8841344" text:id="ct508841344">
          <text:deletion>
            <office:change-info>
              <dc:creator>Bob Jacobsen</dc:creator>
              <dc:date>2013-01-24T13:21:00</dc:date>
            </office:change-info>
            <text:p text:style-name="Standard">pecification</text:p>
          </text:deletion>
        </text:changed-region>
        <text:changed-region xml:id="ct508842400" text:id="ct508842400">
          <text:insertion>
            <office:change-info>
              <dc:creator>Bob Jacobsen</dc:creator>
              <dc:date>2013-01-24T13:21:00</dc:date>
            </office:change-info>
          </text:insertion>
        </text:changed-region>
        <text:changed-region xml:id="ct508842512" text:id="ct508842512">
          <text:deletion>
            <office:change-info>
              <dc:creator>Bob Jacobsen</dc:creator>
              <dc:date>2013-01-19T17:31:00</dc:date>
            </office:change-info>
            <text:p text:style-name="Standard"><text:s/></text:p>
          </text:deletion>
        </text:changed-region>
        <text:changed-region xml:id="ct509120640" text:id="ct509120640">
          <text:deletion>
            <office:change-info>
              <dc:creator>Bob Jacobsen</dc:creator>
              <dc:date>2013-01-19T17:30:00</dc:date>
            </office:change-info>
            <text:p text:style-name="Standard">use as</text:p>
          </text:deletion>
        </text:changed-region>
        <text:changed-region xml:id="ct509393760" text:id="ct509393760">
          <text:insertion>
            <office:change-info>
              <dc:creator>Bob Jacobsen</dc:creator>
              <dc:date>2013-01-19T17:30:00</dc:date>
            </office:change-info>
          </text:insertion>
        </text:changed-region>
        <text:changed-region xml:id="ct508842608" text:id="ct508842608">
          <text:insertion>
            <office:change-info>
              <dc:creator>Bob Jacobsen</dc:creator>
              <dc:date>2013-01-19T17:31:00</dc:date>
            </office:change-info>
          </text:insertion>
        </text:changed-region>
        <text:changed-region xml:id="ct508842704" text:id="ct508842704">
          <text:deletion>
            <office:change-info>
              <dc:creator>Bob Jacobsen</dc:creator>
              <dc:date>2013-01-24T13:21:00</dc:date>
            </office:change-info>
            <text:h text:style-name="Heading_20_1" text:outline-level="1">pecification</text:h>
          </text:deletion>
        </text:changed-region>
        <text:changed-region xml:id="ct509393856" text:id="ct509393856">
          <text:insertion>
            <office:change-info>
              <dc:creator>Bob Jacobsen</dc:creator>
              <dc:date>2013-01-24T13:21:00</dc:date>
            </office:change-info>
          </text:insertion>
        </text:changed-region>
        <text:changed-region xml:id="ct508601504" text:id="ct508601504">
          <text:deletion>
            <office:change-info>
              <dc:creator>Bob Jacobsen</dc:creator>
              <dc:date>2013-01-24T13:21:00</dc:date>
            </office:change-info>
            <text:p text:style-name="Standard">Specification</text:p>
          </text:deletion>
        </text:changed-region>
        <text:changed-region xml:id="ct508601600" text:id="ct508601600">
          <text:insertion>
            <office:change-info>
              <dc:creator>Bob Jacobsen</dc:creator>
              <dc:date>2013-01-24T13:21:00</dc:date>
            </office:change-info>
          </text:insertion>
        </text:changed-region>
        <text:changed-region xml:id="ct863509440" text:id="ct863509440">
          <text:deletion>
            <office:change-info>
              <dc:creator>Bob Jacobsen</dc:creator>
              <dc:date>2013-01-19T17:33:00</dc:date>
            </office:change-info>
            <text:p text:style-name="Standard"><text:s/>and future expansion</text:p>
          </text:deletion>
        </text:changed-region>
        <text:changed-region xml:id="ct403841712" text:id="ct403841712">
          <text:insertion>
            <office:change-info>
              <dc:creator>Bob Jacobsen</dc:creator>
              <dc:date>2013-01-19T17:35:00</dc:date>
            </office:change-info>
          </text:insertion>
        </text:changed-region>
        <text:changed-region xml:id="ct403983728" text:id="ct403983728">
          <text:insertion>
            <office:change-info>
              <dc:creator>Bob Jacobsen</dc:creator>
              <dc:date>2013-01-19T17:33:00</dc:date>
            </office:change-info>
          </text:insertion>
        </text:changed-region>
        <text:changed-region xml:id="ct404040448" text:id="ct404040448">
          <text:deletion>
            <office:change-info>
              <dc:creator>Bob Jacobsen</dc:creator>
              <dc:date>2013-01-19T17:33:00</dc:date>
            </office:change-info>
            <text:p text:style-name="Standard">can </text:p>
          </text:deletion>
        </text:changed-region>
        <text:changed-region xml:id="ct385409280" text:id="ct385409280">
          <text:deletion>
            <office:change-info>
              <dc:creator>Bob Jacobsen</dc:creator>
              <dc:date>2013-01-19T17:34:00</dc:date>
            </office:change-info>
            <text:p text:style-name="Standard">those as</text:p>
          </text:deletion>
        </text:changed-region>
        <text:changed-region xml:id="ct403870560" text:id="ct403870560">
          <text:insertion>
            <office:change-info>
              <dc:creator>Bob Jacobsen</dc:creator>
              <dc:date>2013-01-19T17:34:00</dc:date>
            </office:change-info>
          </text:insertion>
        </text:changed-region>
        <text:changed-region xml:id="ct384871376" text:id="ct384871376">
          <text:deletion>
            <office:change-info>
              <dc:creator>Bob Jacobsen</dc:creator>
              <dc:date>2013-01-19T17:34:00</dc:date>
            </office:change-info>
            <text:p text:style-name="Standard">s</text:p>
          </text:deletion>
        </text:changed-region>
        <text:changed-region xml:id="ct385207056" text:id="ct385207056">
          <text:insertion>
            <office:change-info>
              <dc:creator>Bob Jacobsen</dc:creator>
              <dc:date>2013-01-19T17:33:00</dc:date>
            </office:change-info>
          </text:insertion>
        </text:changed-region>
        <text:changed-region xml:id="ct385188944" text:id="ct385188944">
          <text:insertion>
            <office:change-info>
              <dc:creator>Bob Jacobsen</dc:creator>
              <dc:date>2013-01-19T17:34:00</dc:date>
            </office:change-info>
          </text:insertion>
        </text:changed-region>
        <text:changed-region xml:id="ct385118352" text:id="ct385118352">
          <text:deletion>
            <office:change-info>
              <dc:creator>Bob Jacobsen</dc:creator>
              <dc:date>2013-01-19T17:33:00</dc:date>
            </office:change-info>
            <text:p text:style-name="Standard">without causing any problems with future expansion</text:p>
          </text:deletion>
        </text:changed-region>
        <text:changed-region xml:id="ct863918848" text:id="ct863918848">
          <text:deletion>
            <office:change-info>
              <dc:creator>Bob Jacobsen</dc:creator>
              <dc:date>2013-01-19T17:32:00</dc:date>
            </office:change-info>
            <text:p text:style-name="Standard"><text:span text:style-name="T1">value</text:span></text:p>
          </text:deletion>
        </text:changed-region>
        <text:changed-region xml:id="ct403847184" text:id="ct403847184">
          <text:insertion>
            <office:change-info>
              <dc:creator>Bob Jacobsen</dc:creator>
              <dc:date>2013-01-19T17: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text:change text:change-id="ct508841344"/><text:change-start text:change-id="ct508842400"/>tandard<text:change-end text:change-id="ct508842400"/>”.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text:change text:change-id="ct508842512"/><text:change text:change-id="ct509120640"/> node IDs<text:change-start text:change-id="ct509393760"/> u<text:change-end text:change-id="ct509393760"/><text:change-start text:change-id="ct508842608"/>sage<text:change-end text:change-id="ct508842608"/>. <text:s/></text:p>
      <text:h text:style-name="Heading_20_1" text:outline-level="1">Annotations to the S<text:change text:change-id="ct508842704"/><text:change-start text:change-id="ct509393856"/>tandard<text:change-end text:change-id="ct509393856"/></text:h>
      <text:p text:style-name="Standard">This section provides background information on corresponding sections of the <text:change text:change-id="ct508601504"/><text:change-start text:change-id="ct508601600"/>Standard<text:change-end text:change-id="ct508601600"/>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1">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text:soft-page-break/>separate devices. These ranges can be subdivided and delegated further, as needed. Additional 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2544148963940597954"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4">IPv6 is coming. <text:s/>It provides addresses that are too large to use directly. Even before that happens, the various issues of IPv4 to IPv6 mapping raise all sorts of questions about uniqueness of IPv4 addresses.</text:p>
        </text:list-item>
        <text:list-item>
          <text:p text:style-name="P14">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specified range to ensure <text:span text:style-name="T1">they</text:span> unique when created. <text:s/>Each ID is only provided once to ensure that they <text:soft-page-break/>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text:change text:change-id="ct863509440"/>, we permanently reserve all identifiers that start with either a 0x00 or 0xFF value. OpenLCB implementations <text:change-start text:change-id="ct403841712"/>should<text:change-end text:change-id="ct403841712"/><text:change-start text:change-id="ct403983728"/>, but are not required to, <text:change-end text:change-id="ct403983728"/><text:change text:change-id="ct404040448"/>treat <text:change text:change-id="ct385409280"/><text:change-start text:change-id="ct403870560"/>it as an<text:change-end text:change-id="ct403870560"/> error<text:change text:change-id="ct384871376"/> <text:change-start text:change-id="ct385207056"/>when any of those are <text:change-end text:change-id="ct385207056"/><text:change-start text:change-id="ct385188944"/>encountered<text:change-end text:change-id="ct385188944"/><text:change text:change-id="ct385118352"/>.</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text:span><text:change text:change-id="ct863918848"/><text:change-start text:change-id="ct403847184"/><text:span text:style-name="T1">valid</text:span><text:change-end text:change-id="ct403847184"/><text:span text:style-name="T1">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1</text:p>
          <text:p text:style-name="P13"><text:s/>2.4 Content and Format<text:tab/>1</text:p>
          <text:p text:style-name="P13"><text:s/>2.5 Allocation<text:tab/>1</text:p>
          <text:p text:style-name="P11"><text:s/>2.5.1 Unique identifiers assigned by manufacturers<text:tab/>2</text:p>
          <text:p text:style-name="P11"><text:s/>2.5.2 Unique identifiers assigned by members of organized groups<text:tab/>2</text:p>
          <text:p text:style-name="P11"><text:s/>2.5.3 Unique identifiers assigned by software at run-time<text:tab/>3</text:p>
          <text:p text:style-name="P11"><text:s/>2.5.4 Globally defined unique identifiers<text:tab/>4</text:p>
          <text:p text:style-name="P11"><text:s/>2.5.5 Unique identifiers assigned for use with locomotive control systems<text:tab/>4</text:p>
          <text:p text:style-name="P11"><text:s/>2.5.6 Unique identifier ranges assigned by request<text:tab/>4</text:p>
          <text:p text:style-name="P11"><text:s/>2.5.7 Reserved unique identifiers<text:tab/>4</text:p>
          <text:p text:style-name="P12"><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7T18:47:26.99">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8:47:26.99">Jan 2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7T18:47:26.9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3</meta:editing-cycles>
    <meta:editing-duration>PT14H49M58S</meta:editing-duration>
    <meta:generator>OpenOffice.org/3.4.1$Unix OpenOffice.org_project/341m1$Build-9593</meta:generator>
    <dc:date>2013-01-27T18:47:27</dc:date>
    <dc:creator>Bob Jacobsen</dc:creator>
    <dc:subject> </dc:subject>
    <meta:document-statistic meta:table-count="1" meta:image-count="1" meta:object-count="0" meta:page-count="5" meta:paragraph-count="86" meta:word-count="2051" meta:character-count="12982"/>
    <meta:user-defined meta:name="Info 1"/>
    <meta:user-defined meta:name="Info 2"/>
    <meta:user-defined meta:name="Info 3"/>
    <meta:user-defined meta:name="Info 4"/>
  </office:meta>
</office:document-meta>
</file>